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20000378B000033F93B69641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Arial" svg:font-family="Arial"/>
    <style:font-face style:name="StarSymbol" svg:font-family="StarSymbol, 'Arial Unicode MS'"/>
    <style:font-face style:name="Tahoma1" svg:font-family="Tahoma"/>
    <style:font-face style:name="Arial2" svg:font-family="Arial" style:font-family-generic="swiss"/>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WW8Num1">
      <style:paragraph-properties>
        <style:tab-stops>
          <style:tab-stop style:position="1.27cm"/>
        </style:tab-stops>
      </style:paragraph-properties>
    </style:style>
    <style:style style:name="P2" style:family="paragraph" style:parent-style-name="Text_20_body" style:list-style-name="WW8Num1">
      <style:paragraph-properties>
        <style:tab-stops>
          <style:tab-stop style:position="1.27cm"/>
        </style:tab-stops>
      </style:paragraph-properties>
    </style:style>
    <style:style style:name="P3" style:family="paragraph" style:parent-style-name="Text_20_body" style:list-style-name="WW8Num1">
      <style:paragraph-properties>
        <style:tab-stops>
          <style:tab-stop style:position="1.27cm"/>
        </style:tab-stops>
      </style:paragraph-properties>
    </style:style>
    <style:style style:name="P4" style:family="paragraph" style:parent-style-name="Text_20_body" style:list-style-name="WW8Num2">
      <style:paragraph-properties>
        <style:tab-stops>
          <style:tab-stop style:position="1.27cm"/>
        </style:tab-stops>
      </style:paragraph-properties>
    </style:style>
    <style:style style:name="P5" style:family="paragraph" style:parent-style-name="Text_20_body" style:list-style-name="WW8Num2">
      <style:paragraph-properties>
        <style:tab-stops>
          <style:tab-stop style:position="1.27cm"/>
        </style:tab-stops>
      </style:paragraph-properties>
    </style:style>
    <style:style style:name="P6" style:family="paragraph" style:parent-style-name="Standard" style:list-style-name="WW8Num3">
      <style:paragraph-properties>
        <style:tab-stops>
          <style:tab-stop style:position="1.27cm"/>
        </style:tab-stops>
      </style:paragraph-properties>
    </style:style>
    <style:style style:name="P7" style:family="paragraph" style:parent-style-name="Standard" style:list-style-name="WW8Num3">
      <style:paragraph-properties>
        <style:tab-stops>
          <style:tab-stop style:position="1.27cm"/>
        </style:tab-stops>
      </style:paragraph-properties>
    </style:style>
    <style:style style:name="P8" style:family="paragraph" style:parent-style-name="Standard" style:master-page-name="Standard">
      <style:paragraph-properties style:page-number="auto"/>
      <style:text-properties fo:font-weight="bold" style:font-weight-asian="bold" style:font-weight-complex="bold"/>
    </style:style>
    <style:style style:name="P9" style:family="paragraph" style:parent-style-name="Salutation">
      <style:text-properties fo:color="#ff0000"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ezpečnosť v systéme</text:p>
      <text:p text:style-name="P9">/* Zdroj minulorocna dokumentacia */</text:p>
      <text:p text:style-name="P9"/>
      <text:p text:style-name="Text_20_body">Vzhľadom na údaje vytvorený systém zabezpečí:</text:p>
      <text:list text:style-name="WW8Num1">
        <text:list-item>
          <text:p text:style-name="P1">Dôvernosť - k uchovávaným údajom majú prístup iba poverení používatelia. Údaje sú rozdelené na privátne a verejné, pričom používateľ rozhoduje o tom, ktoré privátne údaje môžu byť zobrazované ako verejné.</text:p>
        </text:list-item>
        <text:list-item>
          <text:p text:style-name="P1">Integritu – údaje môžu meniť iba ich tvorcovia, nimi poverení používatelia a moderátor. (prebrané z minuloročného tímového projektu – u nás moderátor vystupuje ako správca)</text:p>
        </text:list-item>
        <text:list-item>
          <text:p text:style-name="P1">Sledovateľnosť – každú akciu, pri ktorej dochádza ku zmene dát je možné spätne sledovať a zistiť, kto dané zmeny vykonal. </text:p>
        </text:list-item>
      </text:list>
      <text:p text:style-name="Text_20_body"> </text:p>
      <text:p text:style-name="Text_20_body">Z pohľadu používateľov systém zabezpečí:</text:p>
      <text:list text:style-name="WW8Num2">
        <text:list-item>
          <text:p text:style-name="P4">Autorizáciu</text:p>
        </text:list-item>
        <text:list-item>
          <text:p text:style-name="P4">Audit – systém zaznamená kompletnú stopu používateľa</text:p>
        </text:list-item>
      </text:list>
      <text:p text:style-name="Text_20_body"> </text:p>
      <text:p text:style-name="Text_20_body">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Text_20_body">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text:p>
      <text:p text:style-name="Text_20_body"/>
      <text:p text:style-name="Text_20_body">Hráči komunikácie</text:p>
      <text:list text:style-name="WW8Num3">
        <text:list-item>
          <text:p text:style-name="P6">Fakulta: vytvára, ruší, pozastavuje používateľské účty</text:p>
        </text:list-item>
        <text:list-item>
          <text:p text:style-name="P6">Alumnus: prihlasuje, ohlasuje z a do systému</text:p>
        </text:list-item>
      </text:list>
      <text:p text:style-name="Standard"/>
      <text:p text:style-name="Standard"/>
      <text:p text:style-name="Standard">Prípady použitia:</text:p>
      <text:p text:style-name="Standard">Prihlásenie do systému:</text:p>
      <text:p text:style-name="Standard"/>
      <text:p text:style-name="Standard">Odhlásenie zo systému:</text:p>
      <text:p text:style-name="Standard"/>
      <text:p text:style-name="Standard"/>
      <text:p text:style-name="Standard"><text:soft-page-break/><draw:frame draw:style-name="fr1" draw:name="obrázky1" text:anchor-type="char" svg:y="0cm" svg:width="14.217cm" svg:height="13.303cm" draw:z-index="0"><draw:image xlink:href="Pictures/200001220000378B000033F93B696416.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Arial" svg:font-family="Arial"/>
    <style:font-face style:name="StarSymbol" svg:font-family="StarSymbol, 'Arial Unicode MS'"/>
    <style:font-face style:name="Tahoma1" svg:font-family="Tahoma"/>
    <style:font-face style:name="Arial2" svg:font-family="Arial" style:font-family-generic="swiss"/>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2" fo:font-size="12pt" fo:language="sk" fo:country="SK" style:letter-kerning="true"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2" style:font-name-complex="Tahoma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Heading_20_3" style:display-name="Heading 3" style:family="paragraph" style:parent-style-name="Title" style:next-style-name="Text_20_body" style:class="text" style:default-outline-level="3">
      <style:paragraph-properties fo:margin-left="0cm" fo:margin-right="0cm" fo:text-indent="0cm" style:auto-text-indent="false"/>
      <style:text-properties style:font-name="Times New Roman" fo:font-size="14pt" fo:font-weight="bold" style:font-name-asian="Arial Unicode MS1" style:font-size-asian="14pt" style:font-weight-asian="bold" style:font-name-complex="Tahoma2" style:font-size-complex="14pt"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Wingdings"/>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Wingdings"/>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2" meta:paragraph-count="19" meta:word-count="227" meta:character-count="1640"/>
  </office:meta>
</office:document-meta>
</file>